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9138in"/>
    </style:style>
    <style:style style:name="co1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3.4756in"/>
    </style:style>
    <style:style style:name="co4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669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fo:color="#000000" fo:font-size="11pt" style:font-size-asian="11pt" style:font-name-complex="Arial" style:font-size-complex="11pt"/>
    </style:style>
    <style:style style:name="ce3" style:family="table-cell" style:parent-style-name="Excel_20_Built-in_20_Normal" style:data-style-name="N812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/>
          <table:table-cell table:style-name="ce1" office:value-type="string">
            <text:p>Topics</text:p>
          </table:table-cell>
          <table:table-cell table:style-name="ce1" office:value-type="string">
            <text:p>Presentor </text:p>
          </table:table-cell>
          <table:table-cell table:style-name="ce1" office:value-type="string">
            <text:p>Date</text:p>
          </table:table-cell>
          <table:table-cell table:number-columns-repeated="1020"/>
        </table:table-row>
        <table:table-row table:style-name="ro2">
          <table:table-cell office:value-type="float" office:value="-1">
            <text:p>-1</text:p>
          </table:table-cell>
          <table:table-cell office:value-type="string">
            <text:p>SOA &amp; Microservice &amp; Monolithic</text:p>
          </table:table-cell>
          <table:table-cell/>
          <table:table-cell table:style-name="ce3" office:value-type="date" office:date-value="2018-06-11">
            <text:p>11-Jun</text:p>
          </table:table-cell>
          <table:table-cell office:value-type="string">
            <text:p>Vinit/Twinkal</text:p>
          </table:table-cell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pring, Spring boot basic, Default configuration</text:p>
          </table:table-cell>
          <table:table-cell table:style-name="ce1"/>
          <table:table-cell table:style-name="ce3" office:value-type="date" office:date-value="2018-06-12">
            <text:p>12-Jun</text:p>
          </table:table-cell>
          <table:table-cell office:value-type="string">
            <text:p>Mayuri</text:p>
          </table:table-cell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Why to use Spring and Spring boot</text:p>
          </table:table-cell>
          <table:table-cell table:style-name="ce1"/>
          <table:table-cell table:style-name="ce3" office:value-type="date" office:date-value="2018-06-12">
            <text:p>12-Jun</text:p>
          </table:table-cell>
          <table:table-cell office:value-type="string">
            <text:p>Mayuri</text:p>
          </table:table-cell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aven &amp; Gradle</text:p>
          </table:table-cell>
          <table:table-cell table:style-name="ce1"/>
          <table:table-cell table:style-name="ce3" office:value-type="date" office:date-value="2018-06-12">
            <text:p>12-Jun</text:p>
          </table:table-cell>
          <table:table-cell office:value-type="string">
            <text:p>Mayuri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ackson</text:p>
          </table:table-cell>
          <table:table-cell/>
          <table:table-cell table:style-name="ce3" office:value-type="date" office:date-value="2018-06-13">
            <text:p>13-Jun</text:p>
          </table:table-cell>
          <table:table-cell office:value-type="string">
            <text:p>Uttam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TTP request mapping</text:p>
          </table:table-cell>
          <table:table-cell/>
          <table:table-cell table:style-name="ce3" office:value-type="date" office:date-value="2018-06-13">
            <text:p>13-Jun</text:p>
          </table:table-cell>
          <table:table-cell office:value-type="string">
            <text:p>Uttam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agger2</text:p>
          </table:table-cell>
          <table:table-cell/>
          <table:table-cell table:style-name="ce3" office:value-type="date" office:date-value="2018-06-13">
            <text:p>13-Jun</text:p>
          </table:table-cell>
          <table:table-cell office:value-type="string">
            <text:p>Uttam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st Template </text:p>
          </table:table-cell>
          <table:table-cell/>
          <table:table-cell table:style-name="ce3" office:value-type="date" office:date-value="2018-06-13">
            <text:p>13-Jun</text:p>
          </table:table-cell>
          <table:table-cell office:value-type="string">
            <text:p>Uttam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ntent negotiation (Media Type)</text:p>
          </table:table-cell>
          <table:table-cell/>
          <table:table-cell table:style-name="ce3" office:value-type="date" office:date-value="2018-06-13">
            <text:p>13-Jun</text:p>
          </table:table-cell>
          <table:table-cell office:value-type="string">
            <text:p>Uttam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ross origin request handling</text:p>
          </table:table-cell>
          <table:table-cell/>
          <table:table-cell table:style-name="ce3" office:value-type="date" office:date-value="2018-06-13">
            <text:p>13-Jun</text:p>
          </table:table-cell>
          <table:table-cell office:value-type="string">
            <text:p>Uttam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ommand line runner &amp; Application Runner</text:p>
          </table:table-cell>
          <table:table-cell/>
          <table:table-cell table:style-name="ce3" office:value-type="date" office:date-value="2018-06-14">
            <text:p>14-Jun</text:p>
          </table:table-cell>
          <table:table-cell office:value-type="string">
            <text:p>Vinit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ar file from Jar</text:p>
          </table:table-cell>
          <table:table-cell/>
          <table:table-cell table:style-name="ce3" office:value-type="date" office:date-value="2018-06-14">
            <text:p>14-Jun</text:p>
          </table:table-cell>
          <table:table-cell office:value-type="string">
            <text:p>Vinit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roc call</text:p>
          </table:table-cell>
          <table:table-cell/>
          <table:table-cell table:style-name="ce3" office:value-type="date" office:date-value="2018-06-15">
            <text:p>15-Jun</text:p>
          </table:table-cell>
          <table:table-cell office:value-type="string">
            <text:p>Vinit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ikari conn. pool</text:p>
          </table:table-cell>
          <table:table-cell/>
          <table:table-cell table:style-name="ce3" office:value-type="date" office:date-value="2018-06-15">
            <text:p>15-Jun</text:p>
          </table:table-cell>
          <table:table-cell office:value-type="string">
            <text:p>Mayuri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ultiple DB connections</text:p>
          </table:table-cell>
          <table:table-cell/>
          <table:table-cell table:style-name="ce3" office:value-type="date" office:date-value="2018-06-15">
            <text:p>15-Jun</text:p>
          </table:table-cell>
          <table:table-cell office:value-type="string">
            <text:p>Shreya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nterceptor &amp; Filter &amp; POST and PRE Processor</text:p>
          </table:table-cell>
          <table:table-cell/>
          <table:table-cell table:style-name="ce3" office:value-type="date" office:date-value="2018-06-18">
            <text:p>18-Jun</text:p>
          </table:table-cell>
          <table:table-cell office:value-type="string">
            <text:p>Vinit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okito &amp; JUnit</text:p>
          </table:table-cell>
          <table:table-cell/>
          <table:table-cell table:style-name="ce3" office:value-type="date" office:date-value="2018-06-19">
            <text:p>19-Jun</text:p>
          </table:table-cell>
          <table:table-cell office:value-type="string">
            <text:p>Twinkal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Exception Handling</text:p>
          </table:table-cell>
          <table:table-cell/>
          <table:table-cell table:style-name="ce3" office:value-type="date" office:date-value="2018-06-20">
            <text:p>20-Jun</text:p>
          </table:table-cell>
          <table:table-cell office:value-type="string">
            <text:p>Twinkal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OP</text:p>
          </table:table-cell>
          <table:table-cell table:style-name="Default"/>
          <table:table-cell table:style-name="ce3" office:value-type="date" office:date-value="2018-06-20">
            <text:p>20-Jun</text:p>
          </table:table-cell>
          <table:table-cell office:value-type="string">
            <text:p>Shreya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rofile management</text:p>
          </table:table-cell>
          <table:table-cell/>
          <table:table-cell table:style-name="ce3" office:value-type="date" office:date-value="2018-06-21">
            <text:p>21-Jun</text:p>
          </table:table-cell>
          <table:table-cell office:value-type="string">
            <text:p>Twinkal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ctuator</text:p>
          </table:table-cell>
          <table:table-cell/>
          <table:table-cell table:style-name="ce3" office:value-type="date" office:date-value="2018-06-21">
            <text:p>21-Jun</text:p>
          </table:table-cell>
          <table:table-cell office:value-type="string">
            <text:p>Twinkal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JPA &amp; JDBC Template &amp; Hibernate</text:p>
          </table:table-cell>
          <table:table-cell/>
          <table:table-cell table:style-name="ce3" office:value-type="date" office:date-value="2018-06-22">
            <text:p>22-Jun</text:p>
          </table:table-cell>
          <table:table-cell office:value-type="string">
            <text:p>Shreya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ransaction Management</text:p>
          </table:table-cell>
          <table:table-cell/>
          <table:table-cell table:style-name="ce3" office:value-type="date" office:date-value="2018-06-22">
            <text:p>22-Jun</text:p>
          </table:table-cell>
          <table:table-cell office:value-type="string">
            <text:p>Shreya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SL integration for single page application</text:p>
          </table:table-cell>
          <table:table-cell/>
          <table:table-cell table:style-name="ce3" office:value-type="date" office:date-value="2018-06-25">
            <text:p>25-Jun</text:p>
          </table:table-cell>
          <table:table-cell office:value-type="string">
            <text:p>Shreya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OAuth2 &amp; Spring MVC &amp; Spring Social &amp; LDAP</text:p>
          </table:table-cell>
          <table:table-cell/>
          <table:table-cell table:style-name="ce3" office:value-type="date" office:date-value="2018-06-26">
            <text:p>26-Jun</text:p>
          </table:table-cell>
          <table:table-cell office:value-type="string">
            <text:p>Shreya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pring Batch</text:p>
          </table:table-cell>
          <table:table-cell/>
          <table:table-cell table:style-name="ce3" office:value-type="date" office:date-value="2018-06-27">
            <text:p>27-Jun</text:p>
          </table:table-cell>
          <table:table-cell office:value-type="string">
            <text:p>Vinit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pring Repository (CRUD, JPA, Paging)</text:p>
          </table:table-cell>
          <table:table-cell/>
          <table:table-cell table:style-name="ce3" office:value-type="date" office:date-value="2018-06-28">
            <text:p>28-Jun</text:p>
          </table:table-cell>
          <table:table-cell office:value-type="string">
            <text:p>Mayuri</text:p>
          </table:table-cell>
          <table:table-cell table:number-columns-repeated="1019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Executor</text:p>
          </table:table-cell>
          <table:table-cell/>
          <table:table-cell table:style-name="ce3" office:value-type="date" office:date-value="2018-06-28">
            <text:p>28-Jun</text:p>
          </table:table-cell>
          <table:table-cell office:value-type="string">
            <text:p>Mayuri</text:p>
          </table:table-cell>
          <table:table-cell table:number-columns-repeated="1019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Eureka cloud, Zuul &amp; Config server</text:p>
          </table:table-cell>
          <table:table-cell/>
          <table:table-cell table:style-name="ce3" office:value-type="date" office:date-value="2018-06-29">
            <text:p>29-Jun</text:p>
          </table:table-cell>
          <table:table-cell office:value-type="string">
            <text:p>Twinkal</text:p>
          </table:table-cell>
          <table:table-cell table:number-columns-repeated="1019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abbitMQ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ache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arge file upload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ce3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/>
          <table:table-cell table:style-name="ce3"/>
          <table:table-cell table:number-columns-repeated="1020"/>
        </table:table-row>
        <table:table-row table:style-name="ro1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1:.$A$40"/>
        </table:named-expressions>
      </table:table>
      <table:table table:name="Sheet2" table:style-name="ta2" table:print="false">
        <table:table-column table:style-name="co5" table:default-cell-style-name="Excel_20_Built-in_20_Normal"/>
        <table:table-column table:style-name="co1" table:number-columns-repeated="1023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3" table:print="false">
        <table:table-column table:style-name="co5" table:default-cell-style-name="Excel_20_Built-in_20_Normal"/>
        <table:table-column table:style-name="co1" table:number-columns-repeated="1023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Sheet1.A1:Sheet1.A4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17in"/>
      </style:header-style>
      <style:footer-style>
        <style:header-footer-properties fo:min-height="0.3937in" fo:margin-left="0in" fo:margin-right="0in" fo:margin-top="0.2417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6/06/2018</text:date>, <text:time>19:2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6-06T19:26:31.09</dc:date>
    <meta:editing-duration>PT13M51S</meta:editing-duration>
    <meta:editing-cycles>25</meta:editing-cycles>
    <meta:document-statistic meta:table-count="3" meta:cell-count="125" meta:object-count="0"/>
  </office:meta>
</office:document-meta>
</file>